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weight="bold" officeooo:rsid="001ac7da" officeooo:paragraph-rsid="0014b542" style:font-weight-asian="bold" style:font-weight-complex="bold"/>
    </style:style>
    <style:style style:name="P2" style:family="paragraph" style:parent-style-name="Standard">
      <style:text-properties style:font-name="Arial1" officeooo:rsid="001355b9" officeooo:paragraph-rsid="001355b9"/>
    </style:style>
    <style:style style:name="P3" style:family="paragraph" style:parent-style-name="Standard">
      <style:paragraph-properties fo:line-height="115%"/>
      <style:text-properties fo:color="#666666" loext:opacity="100%" style:font-name="Arial1" fo:font-style="italic" officeooo:rsid="00222241" officeooo:paragraph-rsid="00139a23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bre: </text:p>
      <text:p text:style-name="P1"/>
      <text:section text:style-name="Sect1" text:name="Sección2" text:protected="true">
        <text:p text:style-name="P2">Crea un nuevo proyecto con una nueva clase(nombre de tu elección). Escribir test unitarios para cada método:</text:p>
        <text:p text:style-name="P2"/>
        <text:p text:style-name="P2">1.</text:p>
        <text:p text:style-name="P2">public int sumarPositivos(int[] b){<text:line-break/><text:tab/>if(b==null){<text:line-break/><text:tab/><text:tab/> throw new NullPointerException("El arreglo b no puede ser null");<text:line-break/> <text:tab/>}<text:line-break/><text:tab/>int suma = 0;<text:line-break/> <text:tab/>for(int i=0; i&lt;b.length;++i){<text:line-break/> <text:tab/><text:tab/>if(b[i]&gt;0){<text:line-break/> <text:tab/><text:tab/><text:tab/>suma+=b[i];<text:line-break/> <text:tab/><text:tab/>}<text:line-break/> <text:tab/>}<text:line-break/> <text:tab/>return suma;<text:line-break/> }</text:p>
      </text:section>
      <text:p text:style-name="P3">PEGA AQUÍ UNA CAPTURA DE LA SOLUCIÓN</text:p>
      <text:p text:style-name="P2"/>
      <text:section text:style-name="Sect2" text:name="Sección1" text:protected="true">
        <text:p text:style-name="P2">2.</text:p>
        <text:p text:style-name="P2">public boolean buscar(int[]b, int x){<text:line-break/> <text:tab/>int i = 0;<text:line-break/> <text:tab/>while(i&lt;b.length &amp;&amp; b[i]!=x){<text:line-break/> <text:tab/><text:tab/>++i;<text:line-break/><text:tab/> }<text:line-break/> <text:tab/>if(i&lt;b.length){<text:line-break/> <text:tab/><text:tab/>return true;<text:line-break/> <text:tab/>}else{<text:line-break/> <text:tab/><text:tab/>return false;<text:line-break/> <text:tab/>}<text:line-break/> }</text:p>
      </text:section>
      <text:p text:style-name="P3">PEGA AQUÍ UNA CAPTURA DE LA SOLUCIÓN</text:p>
      <text:p text:style-name="P2"/>
      <text:section text:style-name="Sect2" text:name="3" text:protected="true">
        <text:p text:style-name="P2">3.</text:p>
        <text:p text:style-name="P2">public int maximo(int[] arreglo){<text:line-break/> <text:tab/>if(arreglo==null || arreglo.length==0){<text:line-break/> <text:tab/><text:tab/>return 0;<text:line-break/> <text:tab/>}<text:line-break/> <text:tab/>int max=arreglo[0];<text:line-break/> <text:tab/>for(int i=1;i&lt;arreglo.length; ++i){<text:line-break/><text:tab/><text:tab/> max = Math.max(max, arreglo[i]);<text:line-break/> <text:tab/>}<text:line-break/><text:tab/> return max;<text:line-break/> }</text:p>
      </text:section>
      <text:p text:style-name="P3">PEGA AQUÍ UNA CAPTURA DE LA SOLUCIÓN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9T10:06:34.885674100</meta:creation-date>
    <dc:date>2025-05-19T19:11:13.998408700</dc:date>
    <meta:editing-duration>PT11M14S</meta:editing-duration>
    <meta:editing-cycles>3</meta:editing-cycles>
    <meta:generator>LibreOffice/25.2.3.2$Windows_X86_64 LibreOffice_project/bbb074479178df812d175f709636b368952c2ce3</meta:generator>
    <meta:document-statistic meta:table-count="0" meta:image-count="0" meta:object-count="0" meta:page-count="1" meta:paragraph-count="11" meta:word-count="116" meta:character-count="827" meta:non-whitespace-character-count="656"/>
  </office:meta>
</office:document-meta>
</file>